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, 'Arial Unicode MS'" style:font-family-generic="swiss"/>
    <style:font-face style:name="Droid Sans Fallback1" svg:font-family="'Droid Sans Fallback', 'MS Mincho'" style:font-pitch="variable"/>
    <style:font-face style:name="Century Schoolbook L" svg:font-family="'Century Schoolbook L', 'MS PMinch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0pt" style:font-size-asian="10pt" style:font-name-complex="Century Schoolbook L" style:font-size-complex="10pt"/>
    </style:style>
    <style:style style:name="P2" style:family="paragraph" style:parent-style-name="Standard">
      <style:text-properties style:font-name="Century Schoolbook L" fo:font-size="10pt" style:font-name-asian="Century Schoolbook L" style:font-size-asian="10pt" style:font-name-complex="Century Schoolbook L" style:font-size-complex="10pt"/>
    </style:style>
    <style:style style:name="P3" style:family="paragraph" style:parent-style-name="Standard">
      <style:text-properties style:font-name="Calibri" style:font-name-complex="Calibri"/>
    </style:style>
    <style:style style:name="P4" style:family="paragraph" style:parent-style-name="Standard">
      <style:text-properties style:font-name="Calibri" style:font-name-asian="Calibri" style:font-name-complex="Calibri"/>
    </style:style>
    <style:style style:name="P5" style:family="paragraph" style:parent-style-name="Standard">
      <style:text-properties officeooo:paragraph-rsid="00045715"/>
    </style:style>
    <style:style style:name="P6" style:family="paragraph" style:parent-style-name="Standard">
      <style:paragraph-properties fo:margin-left="0cm" fo:margin-right="0cm" fo:text-indent="1.251cm" style:auto-text-indent="false"/>
    </style:style>
    <style:style style:name="P7" style:family="paragraph" style:parent-style-name="Standard">
      <style:paragraph-properties fo:margin-left="0cm" fo:margin-right="0cm" fo:text-indent="1.251cm" style:auto-text-indent="false"/>
      <style:text-properties style:font-name="Calibri" style:font-name-complex="Calibri"/>
    </style:style>
    <style:style style:name="P8" style:family="paragraph" style:parent-style-name="Text_20_body" style:list-style-name="WW8Num1"/>
    <style:style style:name="P9" style:family="paragraph" style:parent-style-name="Text_20_body" style:list-style-name="WW8Num1">
      <style:text-properties style:font-name="Century Schoolbook L" fo:font-size="10pt" fo:font-weight="bold" style:font-size-asian="10pt" style:font-weight-asian="bold" style:font-name-complex="Century Schoolbook L" style:font-size-complex="10pt" style:font-weight-complex="bold"/>
    </style:style>
    <style:style style:name="P10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style:font-name="Century Schoolbook L" fo:font-size="10pt" style:text-underline-style="solid" style:text-underline-width="auto" style:text-underline-color="font-color" fo:font-weight="bold" style:font-size-asian="10pt" style:font-weight-asian="bold" style:font-name-complex="Century Schoolbook L" style:font-size-complex="10pt"/>
    </style:style>
    <style:style style:name="P11" style:family="paragraph" style:parent-style-name="Title">
      <style:text-properties style:font-name="Century Schoolbook L" fo:font-size="10pt" style:font-size-asian="10pt" style:font-name-complex="Century Schoolbook L" style:font-size-complex="10pt"/>
    </style:style>
    <style:style style:name="P12" style:family="paragraph" style:parent-style-name="Title">
      <style:paragraph-properties fo:text-align="start" style:justify-single-word="false"/>
      <style:text-properties style:font-name="Century Schoolbook L" fo:font-size="10pt" style:font-size-asian="10pt" style:font-name-complex="Century Schoolbook L" style:font-size-complex="10pt"/>
    </style:style>
    <style:style style:name="P13" style:family="paragraph" style:parent-style-name="Title" style:master-page-name="Standard">
      <style:paragraph-properties style:page-number="auto" fo:break-before="page"/>
      <style:text-properties style:font-name="Century Schoolbook L" fo:font-size="10pt" style:font-size-asian="10pt" style:font-name-complex="Century Schoolbook L" style:font-size-complex="10pt"/>
    </style:style>
    <style:style style:name="P14" style:family="paragraph">
      <style:paragraph-properties fo:text-align="center" style:writing-mode="lr-tb"/>
    </style:style>
    <style:style style:name="T1" style:family="text">
      <style:text-properties style:font-name="Century Schoolbook L" fo:font-size="10pt" fo:font-weight="bold" style:font-size-asian="10pt" style:font-weight-asian="bold" style:font-name-complex="Century Schoolbook L" style:font-size-complex="10pt" style:font-weight-complex="bold"/>
    </style:style>
    <style:style style:name="T2" style:family="text">
      <style:text-properties style:font-name="Calibri" style:font-name-complex="Calibri"/>
    </style:style>
    <style:style style:name="T3" style:family="text">
      <style:text-properties style:font-name="Calibri" officeooo:rsid="00045715" style:font-name-complex="Calibri"/>
    </style:style>
    <style:style style:name="T4" style:family="text">
      <style:text-properties style:font-name="Calibri" style:font-name-asian="Calibri" style:font-name-complex="Calibri"/>
    </style:style>
    <style:style style:name="T5" style:family="text">
      <style:text-properties style:font-name="Calibri" fo:font-style="italic" style:font-style-asian="italic" style:font-name-complex="Calibri"/>
    </style:style>
    <style:style style:name="T6" style:family="text">
      <style:text-properties style:font-name-asian="Calibri"/>
    </style:style>
    <style:style style:name="gr1" style:family="graphic">
      <style:graphic-properties draw:stroke="solid" svg:stroke-width="0.035cm" svg:stroke-color="#41719c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lobal Edge Software Ltd</text:p>
      <text:p text:style-name="P11">Tech Training Department</text:p>
      <text:p text:style-name="P11"><draw:line text:anchor-type="char" draw:z-index="0" draw:style-name="gr1" draw:text-style-name="P14" svg:x1="-0.406cm" svg:y1="0.132cm" svg:x2="17.485cm" svg:y2="0.132cm"><text:p/></draw:line></text:p>
      <text:p text:style-name="P12">Note :</text:p>
      <text:list xml:id="list8194382737946754617" text:style-name="WW8Num1">
        <text:list-item>
          <text:p text:style-name="P8"><text:span text:style-name="T1">This Assignment needs the application of concepts of strings, pointers, dynamic memory allocation, operators and control flow constructs </text:span></text:p>
        </text:list-item>
        <text:list-item>
          <text:p text:style-name="P9">Write functions wherever necessary</text:p>
        </text:list-item>
        <text:list-item>
          <text:p text:style-name="P8"><text:span text:style-name="T1">All programs should follow ANSI C standards and Linux coding styles</text:span></text:p>
        </text:list-item>
        <text:list-item>
          <text:p text:style-name="P9">Use -Wall option while compiling to arrest any warnings.</text:p>
        </text:list-item>
      </text:list>
      <text:p text:style-name="P10"><draw:line text:anchor-type="char" draw:z-index="1" draw:style-name="gr1" draw:text-style-name="P14" svg:x1="-0.406cm" svg:y1="0.132cm" svg:x2="17.485cm" svg:y2="0.132cm"><text:p/></draw:line></text:p>
      <text:p text:style-name="P1"/>
      <text:p text:style-name="Standard"><text:span text:style-name="T2">1. Given a string “Global Edge” in a character buffer </text:span><text:span text:style-name="WW-Default_20_Paragraph_20_Font"><text:span text:style-name="T2">sbuf</text:span></text:span><text:span text:style-name="T2">, write a function </text:span><text:span text:style-name="WW-Default_20_Paragraph_20_Font"><text:span text:style-name="T2">void strncpy(char *dbuf, char *sbuf, int n)</text:span></text:span><text:span text:style-name="T2"> to copy </text:span><text:span text:style-name="WW-Default_20_Paragraph_20_Font"><text:span text:style-name="T2">n</text:span></text:span><text:span text:style-name="T2"> characters from character buffer s</text:span><text:span text:style-name="WW-Default_20_Paragraph_20_Font"><text:span text:style-name="T2">buf</text:span></text:span><text:span text:style-name="T2"> to character buffer </text:span><text:span text:style-name="WW-Default_20_Paragraph_20_Font"><text:span text:style-name="T2">dbuf</text:span></text:span><text:span text:style-name="T2">.</text:span></text:p>
      <text:p text:style-name="P3"/>
      <text:p text:style-name="Standard"><text:span text:style-name="T2">2. Given 2 strings </text:span><text:span text:style-name="WW-Default_20_Paragraph_20_Font"><text:span text:style-name="T2">str1</text:span></text:span><text:span text:style-name="T2"> and </text:span><text:span text:style-name="WW-Default_20_Paragraph_20_Font"><text:span text:style-name="T2">str2</text:span></text:span><text:span text:style-name="T2">, write a function </text:span><text:span text:style-name="WW-Default_20_Paragraph_20_Font"><text:span text:style-name="T2">char * sappend (char *str1, char *str2)</text:span></text:span><text:span text:style-name="T2"> to append string </text:span><text:span text:style-name="WW-Default_20_Paragraph_20_Font"><text:span text:style-name="T2">str1</text:span></text:span><text:span text:style-name="T2"> to string </text:span><text:span text:style-name="WW-Default_20_Paragraph_20_Font"><text:span text:style-name="T2">str2</text:span></text:span><text:span text:style-name="T2">. <text:line-break/></text:span></text:p>
      <text:p text:style-name="Standard"><text:span text:style-name="T2">3. Given 2 strings </text:span><text:span text:style-name="WW-Default_20_Paragraph_20_Font"><text:span text:style-name="T2">str1</text:span></text:span><text:span text:style-name="T2"> and </text:span><text:span text:style-name="WW-Default_20_Paragraph_20_Font"><text:span text:style-name="T2">str2</text:span></text:span><text:span text:style-name="T2">, write a function </text:span><text:span text:style-name="WW-Default_20_Paragraph_20_Font"><text:span text:style-name="T2">char * snappend (char *str1, char *str2, int n)</text:span></text:span><text:span text:style-name="T2"> to append first </text:span><text:span text:style-name="WW-Default_20_Paragraph_20_Font"><text:span text:style-name="T2">n</text:span></text:span><text:span text:style-name="T2"> characters of string </text:span><text:span text:style-name="WW-Default_20_Paragraph_20_Font"><text:span text:style-name="T2">str1</text:span></text:span><text:span text:style-name="T2"> to string </text:span><text:span text:style-name="WW-Default_20_Paragraph_20_Font"><text:span text:style-name="T2">str2</text:span></text:span><text:span text:style-name="T2">.</text:span></text:p>
      <text:p text:style-name="P4"><text:s text:c="6"/></text:p>
      <text:p text:style-name="Standard"><text:span text:style-name="T2">4. Given 2 strings </text:span><text:span text:style-name="WW-Default_20_Paragraph_20_Font"><text:span text:style-name="T2">str1 </text:span></text:span><text:span text:style-name="T2">&amp; </text:span><text:span text:style-name="WW-Default_20_Paragraph_20_Font"><text:span text:style-name="T2">str2</text:span></text:span><text:span text:style-name="T2">, write a function </text:span><text:span text:style-name="WW-Default_20_Paragraph_20_Font"><text:span text:style-name="T2">char strcmp (char *str1, char * str2)</text:span></text:span><text:span text:style-name="T2"> to compare two strings </text:span><text:span text:style-name="WW-Default_20_Paragraph_20_Font"><text:span text:style-name="T2">str1</text:span></text:span><text:span text:style-name="T2"> and </text:span><text:span text:style-name="WW-Default_20_Paragraph_20_Font"><text:span text:style-name="T2">str2</text:span></text:span><text:span text:style-name="T2"> and returns the following</text:span></text:p>
      <text:p text:style-name="P7">i) <text:s/>0 if two strings are equal</text:p>
      <text:p text:style-name="P6"><text:span text:style-name="T2">ii) 1 </text:span><text:span text:style-name="WW-Default_20_Paragraph_20_Font"><text:span text:style-name="T2">str1</text:span></text:span><text:span text:style-name="T2"> is greater than </text:span><text:span text:style-name="WW-Default_20_Paragraph_20_Font"><text:span text:style-name="T2">str2</text:span></text:span><text:span text:style-name="T2"> </text:span></text:p>
      <text:p text:style-name="P6"><text:span text:style-name="T2">iii) -1 if </text:span><text:span text:style-name="WW-Default_20_Paragraph_20_Font"><text:span text:style-name="T2">str1</text:span></text:span><text:span text:style-name="T2"> is less than </text:span><text:span text:style-name="WW-Default_20_Paragraph_20_Font"><text:span text:style-name="T2">str2</text:span></text:span><text:span text:style-name="T2"> </text:span></text:p>
      <text:p text:style-name="P3"><text:tab/></text:p>
      <text:p text:style-name="Standard"><text:span text:style-name="T2">5. Given 2 strings in a character buffer </text:span><text:span text:style-name="WW-Default_20_Paragraph_20_Font"><text:span text:style-name="T2">buf1</text:span></text:span><text:span text:style-name="T2"> &amp; </text:span><text:span text:style-name="WW-Default_20_Paragraph_20_Font"><text:span text:style-name="T2">buf2</text:span></text:span><text:span text:style-name="T2">. Write a function </text:span><text:span text:style-name="WW-Default_20_Paragraph_20_Font"><text:span text:style-name="T2">size_t strspn(const char *buf1, </text:span></text:span></text:p>
      <text:p text:style-name="Standard"><text:span text:style-name="WW-Default_20_Paragraph_20_Font"><text:span text:style-name="T4"><text:s text:c="4"/></text:span></text:span><text:span text:style-name="WW-Default_20_Paragraph_20_Font"><text:span text:style-name="T2">const char *buf2)</text:span></text:span><text:span text:style-name="T2"> to count the initial set of characters in </text:span><text:span text:style-name="WW-Default_20_Paragraph_20_Font"><text:span text:style-name="T2">buf1</text:span></text:span><text:span text:style-name="T2">, which matches any of the </text:span></text:p>
      <text:p text:style-name="Standard"><text:span text:style-name="T4"><text:s text:c="4"/></text:span><text:span text:style-name="T2">characters in </text:span><text:span text:style-name="WW-Default_20_Paragraph_20_Font"><text:span text:style-name="T2">buf2</text:span></text:span><text:span text:style-name="T2">. It stops when a character in </text:span><text:span text:style-name="WW-Default_20_Paragraph_20_Font"><text:span text:style-name="T2">buf1</text:span></text:span><text:span text:style-name="T2"> not found in </text:span><text:span text:style-name="WW-Default_20_Paragraph_20_Font"><text:span text:style-name="T2">buf2</text:span></text:span><text:span text:style-name="T2">.</text:span></text:p>
      <text:p text:style-name="P3"/>
      <text:p text:style-name="Standard"><text:span text:style-name="T2">6. Given 2 strings in a character buffer </text:span><text:span text:style-name="WW-Default_20_Paragraph_20_Font"><text:span text:style-name="T2">buf</text:span></text:span><text:span text:style-name="T2"> &amp; </text:span><text:span text:style-name="WW-Default_20_Paragraph_20_Font"><text:span text:style-name="T2">delim</text:span></text:span><text:span text:style-name="T2">. Write a function </text:span><text:span text:style-name="WW-Default_20_Paragraph_20_Font"><text:span text:style-name="T2">char * strtok(const char *buf, </text:span></text:span></text:p>
      <text:p text:style-name="Standard"><text:span text:style-name="WW-Default_20_Paragraph_20_Font"><text:span text:style-name="T4"><text:s text:c="4"/></text:span></text:span><text:span text:style-name="WW-Default_20_Paragraph_20_Font"><text:span text:style-name="T2">const char *delim) </text:span></text:span><text:span text:style-name="T2">which parses </text:span><text:span text:style-name="WW-Default_20_Paragraph_20_Font"><text:span text:style-name="T2">buf</text:span></text:span><text:span text:style-name="T2"> until it encounters any of the delimiter in </text:span><text:span text:style-name="WW-Default_20_Paragraph_20_Font"><text:span text:style-name="T2">delim</text:span></text:span><text:span text:style-name="T2">. For more </text:span></text:p>
      <text:p text:style-name="P3"><text:span text:style-name="T6"><text:s text:c="4"/></text:span>info, read man page of strtok.</text:p>
      <text:p text:style-name="P3"/>
      <text:p text:style-name="Standard"><text:span text:style-name="T2">7. <text:s/>WAP to reverse a given string.</text:span></text:p>
      <text:p text:style-name="P3"/>
      <text:p text:style-name="Standard"><text:span text:style-name="T2">8. <text:s/>WAP to squeeze the consecutive similar characters in a given string.</text:span></text:p>
      <text:p text:style-name="P3"/>
      <text:p text:style-name="Standard"><text:span text:style-name="T2">9. <text:s/>Given 2 strings </text:span><text:span text:style-name="WW-Default_20_Paragraph_20_Font"><text:span text:style-name="T2">str</text:span></text:span><text:span text:style-name="T2"> and </text:span><text:span text:style-name="WW-Default_20_Paragraph_20_Font"><text:span text:style-name="T2">rstr</text:span></text:span><text:span text:style-name="T2">, write a funtion </text:span><text:span text:style-name="WW-Default_20_Paragraph_20_Font"><text:span text:style-name="T2">int strrot(const char *str, const char *rstr)</text:span></text:span><text:span text:style-name="T2"> to check </text:span></text:p>
      <text:p text:style-name="Standard"><text:span text:style-name="T4"><text:s text:c="8"/></text:span><text:span text:style-name="T2">whether </text:span><text:span text:style-name="WW-Default_20_Paragraph_20_Font"><text:span text:style-name="T2">rstr</text:span></text:span><text:span text:style-name="T2"> is a rotated string of </text:span><text:span text:style-name="WW-Default_20_Paragraph_20_Font"><text:span text:style-name="T2">str</text:span></text:span><text:span text:style-name="T2">. <text:line-break/></text:span></text:p>
      <text:p text:style-name="Standard"><text:span text:style-name="T2">10. <text:s/>Given 2 strings </text:span><text:span text:style-name="WW-Default_20_Paragraph_20_Font"><text:span text:style-name="T2">str</text:span></text:span><text:span text:style-name="T2"> and </text:span><text:span text:style-name="WW-Default_20_Paragraph_20_Font"><text:span text:style-name="T2">sstr</text:span></text:span><text:span text:style-name="T2">, write a function </text:span><text:span text:style-name="WW-Default_20_Paragraph_20_Font"><text:span text:style-name="T2">char *remsstr(char *str, const </text:span></text:span><text:soft-page-break/><text:span text:style-name="WW-Default_20_Paragraph_20_Font"><text:span text:style-name="T2">char *sstr),</text:span></text:span><text:span text:style-name="T2"> which </text:span></text:p>
      <text:p text:style-name="Standard"><text:span text:style-name="T4"><text:s text:c="7"/></text:span><text:span text:style-name="T2">checks for the substring </text:span><text:span text:style-name="WW-Default_20_Paragraph_20_Font"><text:span text:style-name="T2">sstr</text:span></text:span><text:span text:style-name="T2"> in </text:span><text:span text:style-name="WW-Default_20_Paragraph_20_Font"><text:span text:style-name="T2">str</text:span></text:span><text:span text:style-name="T2"> and if found removes the substring </text:span><text:span text:style-name="WW-Default_20_Paragraph_20_Font"><text:span text:style-name="T2">sstr</text:span></text:span><text:span text:style-name="T2"> in string </text:span><text:span text:style-name="WW-Default_20_Paragraph_20_Font"><text:span text:style-name="T2">str</text:span></text:span><text:span text:style-name="T2"> and <text:s/></text:span></text:p>
      <text:p text:style-name="Standard"><text:span text:style-name="T4"><text:s text:c="7"/></text:span><text:span text:style-name="T2">returns the modified string </text:span><text:span text:style-name="WW-Default_20_Paragraph_20_Font"><text:span text:style-name="T2">str</text:span></text:span><text:span text:style-name="T2">. If the substring </text:span><text:span text:style-name="WW-Default_20_Paragraph_20_Font"><text:span text:style-name="T2">sstr</text:span></text:span><text:span text:style-name="T2"> is not found, it returns the original string </text:span><text:span text:style-name="WW-Default_20_Paragraph_20_Font"><text:span text:style-name="T2">str</text:span></text:span><text:span text:style-name="T2">.</text:span></text:p>
      <text:p text:style-name="P3"/>
      <text:p text:style-name="Standard"><text:span text:style-name="T2">11. Given a string </text:span><text:span text:style-name="WW-Default_20_Paragraph_20_Font"><text:span text:style-name="T2">str</text:span></text:span><text:span text:style-name="T2">, write a function </text:span><text:span text:style-name="WW-Default_20_Paragraph_20_Font"><text:span text:style-name="T2">char * insertchar (char *str, const char ch, int pos)</text:span></text:span><text:span text:style-name="T2"> which </text:span></text:p>
      <text:p text:style-name="Standard"><text:span text:style-name="T4"><text:s text:c="6"/></text:span><text:span text:style-name="T2">will insert a char </text:span><text:span text:style-name="WW-Default_20_Paragraph_20_Font"><text:span text:style-name="T2">ch</text:span></text:span><text:span text:style-name="T2"> in the given string </text:span><text:span text:style-name="WW-Default_20_Paragraph_20_Font"><text:span text:style-name="T2">str</text:span></text:span><text:span text:style-name="T2"> at a specified position </text:span><text:span text:style-name="WW-Default_20_Paragraph_20_Font"><text:span text:style-name="T2">pos</text:span></text:span><text:span text:style-name="T2">.</text:span></text:p>
      <text:p text:style-name="Standard"><text:span text:style-name="T2">12. <text:s/>Given array of size </text:span><text:span text:style-name="T5">n,</text:span><text:span text:style-name="T2"> write a program to check the consecutive occurrences of 3 ones.</text:span></text:p>
      <text:p text:style-name="P3">Note : Array contains element values as either 0 or 1.</text:p>
      <text:p text:style-name="P3"/>
      <text:p text:style-name="P5"><text:span text:style-name="T2">13. Write a program to</text:span><text:span text:style-name="T3"> </text:span><text:span text:style-name="T2">print vertical histograms of the lengths of words in its inputs.</text:span></text:p>
      <text:p text:style-name="P2"><text:s text:c="6"/></text:p>
      <text:p text:style-name="P2">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, 'Arial Unicode MS'" style:font-family-generic="swiss"/>
    <style:font-face style:name="Droid Sans Fallback1" svg:font-family="'Droid Sans Fallback', 'MS Mincho'" style:font-pitch="variable"/>
    <style:font-face style:name="Century Schoolbook L" svg:font-family="'Century Schoolbook L', 'MS PMinch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Droid Sans Fallback1" style:font-family-asian="'Droid Sans Fallback', 'MS Mincho'" style:font-pitch-asian="variable" style:font-size-asian="12pt" style:language-asian="zh" style:country-asian="CN" style:font-name-complex="FreeSans1" style:font-family-complex="FreeSans, 'Arial Unicode MS'" style:font-family-generic-complex="swis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name-complex="Liberation Sans" style:font-family-complex="'Liberation Sans'" style:font-family-generic-complex="swiss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Normal" style:family="paragraph">
      <style:paragraph-properties style:line-height-at-least="0.176cm" fo:orphans="0" fo:widows="0" fo:hyphenation-ladder-count="no-limit" style:vertical-align="baseline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Droid Sans Fallback1" style:font-family-asian="'Droid Sans Fallback', 'MS Mincho'" style:font-pitch-asian="variable" style:font-size-asian="12pt" style:language-asian="zh" style:country-asian="CN" style:font-name-complex="FreeSans1" style:font-family-complex="FreeSans, 'Arial Unicode MS'" style:font-family-generic-complex="swiss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weight-complex="bold" fo:hyphenate="false" fo:hyphenation-remain-char-count="2" fo:hyphenation-push-char-count="2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z0" style:family="text">
      <style:text-properties style:font-name="Century Schoolbook L" fo:font-family="'Century Schoolbook L', 'MS PMincho'" style:font-family-generic="roman" style:font-pitch="variable" fo:font-size="10pt" fo:font-weight="bold" style:font-size-asian="10pt" style:font-weight-asian="bold" style:font-name-complex="Century Schoolbook L" style:font-family-complex="'Century Schoolbook L', 'MS PMincho'" style:font-family-generic-complex="roman" style:font-pitch-complex="variable" style:font-size-complex="10pt" style:font-weight-complex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ilkumar</meta:initial-creator>
    <meta:creation-date>2017-08-08T15:03:00</meta:creation-date>
    <dc:date>2017-08-12T18:09:41.480235726</dc:date>
    <meta:print-date>2016-03-04T20:17:00</meta:print-date>
    <meta:editing-cycles>14</meta:editing-cycles>
    <meta:editing-duration>PT1H41M</meta:editing-duration>
    <meta:document-statistic meta:table-count="0" meta:image-count="0" meta:object-count="0" meta:page-count="2" meta:paragraph-count="36" meta:word-count="460" meta:character-count="2601" meta:non-whitespace-character-count="2093"/>
    <meta:generator>LibreOffice/4.2.8.2$Linux_x86 LibreOffice_project/420m0$Build-2</meta:generator>
  </office:meta>
</office:document-meta>
</file>